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cm"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loext:contextual-spacing="false" fo:margin-top="0cm" fo:margin-bottom="0.212cm" fo:text-align="justify" style:justify-single-word="false"/>
      <style:text-properties fo:language="en" fo:country="US"/>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3"/>
      <text:h text:style-name="P15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278380840751716830"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text:soft-page-break/>–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text:soft-page-break/>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text:soft-page-break/>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text:soft-page-break/>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text:soft-page-break/>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soft-page-break/>…</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text:soft-page-break/>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text:soft-page-break/>–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soft-page-break/>…</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text:soft-page-break/>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text:soft-page-break/>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text:soft-page-break/>–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text:soft-page-break/></text:p>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text:soft-page-break/>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text:soft-page-break/>–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text:soft-page-break/>–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text:soft-page-break/>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text:soft-page-break/></text:p>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text:soft-page-break/>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1-28T22:11:13.75</dc:date>
    <meta:editing-duration>P161DT16H33M27S</meta:editing-duration>
    <meta:editing-cycles>10366</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75" meta:paragraph-count="5007" meta:word-count="109492" meta:character-count="696240"/>
  </office:meta>
</office:document-meta>
</file>